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08e6" officeooo:paragraph-rsid="001808e6"/>
    </style:style>
    <style:style style:name="P2" style:family="paragraph" style:parent-style-name="Standard">
      <style:text-properties fo:font-weight="bold" officeooo:rsid="001808e6" officeooo:paragraph-rsid="001808e6" style:font-weight-asian="bold" style:font-weight-complex="bold"/>
    </style:style>
    <style:style style:name="P3" style:family="paragraph" style:parent-style-name="Standard">
      <style:text-properties fo:font-size="14pt" fo:font-weight="bold" officeooo:rsid="001808e6" officeooo:paragraph-rsid="001808e6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808e6" officeooo:paragraph-rsid="001808e6"/>
    </style:style>
    <style:style style:name="P6" style:family="paragraph" style:parent-style-name="Text_20_body" style:list-style-name="L2"/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wendete Technologien:</text:p>
      <text:p text:style-name="P1"/>
      <text:p text:style-name="P3">1) Blazor Server</text:p>
      <text:p text:style-name="P5"><text:span text:style-name="T1">Blazor Server ist ein </text:span><text:span text:style-name="Strong_20_Emphasis"><text:span text:style-name="T1">Web-Framework von Microsoft</text:span></text:span><text:span text:style-name="T1">, mit dem man </text:span><text:span text:style-name="Strong_20_Emphasis"><text:span text:style-name="T1">interaktive Webanwendungen komplett in C#</text:span></text:span><text:span text:style-name="T1"> erstellen kann, ohne JavaScript zu verwenden.</text:span></text:p>
      <text:list text:style-name="L1">
        <text:list-item>
          <text:p text:style-name="P4"><text:span text:style-name="Strong_20_Emphasis"><text:span text:style-name="T1">Frontend (UI)</text:span></text:span><text:span text:style-name="T1">: Geschrieben in C# über </text:span><text:span text:style-name="Source_20_Text"><text:span text:style-name="T1">.razor</text:span></text:span><text:span text:style-name="T1">-Komponenten.</text:span></text:p>
        </text:list-item>
        <text:list-item>
          <text:p text:style-name="P4"><text:span text:style-name="Strong_20_Emphasis"><text:span text:style-name="T1">Backend (Logik &amp; Daten)</text:span></text:span><text:span text:style-name="T1">: Ebenfalls C# mit ASP.NET Core.</text:span></text:p>
        </text:list-item>
        <text:list-item>
          <text:p text:style-name="P4"><text:span text:style-name="Strong_20_Emphasis"><text:span text:style-name="T1">Kommunikation</text:span></text:span><text:span text:style-name="T1">: Die Anwendung läuft auf dem </text:span><text:span text:style-name="Strong_20_Emphasis"><text:span text:style-name="T1">Server</text:span></text:span><text:span text:style-name="T1">, während der Browser nur die UI rendert. Änderungen werden in </text:span><text:span text:style-name="Strong_20_Emphasis"><text:span text:style-name="T1">Echtzeit über SignalR</text:span></text:span><text:span text:style-name="T1"> zwischen Server und Client synchronisiert.</text:span></text:p>
        </text:list-item>
      </text:list>
      <text:p text:style-name="P3">2) PostgreSQL (PSQL)</text:p>
      <text:p text:style-name="P5">PostgreSQL (häufig PSQL genannt) ist ein <text:span text:style-name="Strong_20_Emphasis">objekt-relationales Open-Source-Datenbanksystem</text:span>.<text:line-break/>Es wird für die Verwaltung von strukturierten Daten in relationalen Datenbanken verwendet und bietet viele moderne Features wie Transaktionen, Erweiterbarkeit und SQL-Konformität.</text:p>
      <text:list text:style-name="L2">
        <text:list-item>
          <text:p text:style-name="P6"><text:span text:style-name="Strong_20_Emphasis">Relational</text:span>: Daten werden in Tabellen mit Zeilen und Spalten gespeichert.</text:p>
        </text:list-item>
        <text:list-item>
          <text:p text:style-name="P6"><text:span text:style-name="Strong_20_Emphasis">Open-Source</text:span>: Kostenlos nutzbar und erweiterbar.</text:p>
        </text:list-item>
        <text:list-item>
          <text:p text:style-name="P6"><text:span text:style-name="Strong_20_Emphasis">Erweiterbar</text:span>: Eigene Datentypen, Funktionen, Operatoren und Indexmethoden möglich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7T02:56:28.315961102</dc:date>
    <meta:editing-duration>PT9M1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129" meta:character-count="973" meta:non-whitespace-character-count="861"/>
  </office:meta>
</office:document-meta>
</file>